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loext:padding-left="0cm" loext:padding-right="0cm" loext:padding-top="0cm" loext:padding-bottom="0.635cm" loext:border-left="none" loext:border-right="none" loext:border-top="none" loext:border-bottom="0.06pt solid #24385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loext:padding-left="0.318cm" loext:padding-right="0cm" loext:padding-top="0.318cm" loext:padding-bottom="0.318cm" loext:border-left="0.06pt solid #98ca3f" loext:border-right="none" loext:border-top="0.06pt solid #98ca3f" loext:border-bottom="0.06pt solid #98ca3f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loext:padding-left="0.318cm" loext:padding-right="0cm" loext:padding-top="0.318cm" loext:padding-bottom="0.318cm" loext:border-left="0.06pt solid #ff3933" loext:border-right="none" loext:border-top="0.06pt solid #ff3933" loext:border-bottom="0.06pt solid #ff3933"/>
    </style:style>
    <style:style style:name="T1" style:family="text">
      <style:text-properties officeooo:rsid="0014b33e"/>
    </style:style>
    <style:style style:name="T2" style:family="text">
      <style:text-properties fo:color="#ff0000" loext:opacity="100%" officeooo:rsid="0014b33e"/>
    </style:style>
    <style:style style:name="T3" style:family="text">
      <style:text-properties fo:color="#ff0000" loext:opacity="100%" officeooo:rsid="0014b33e" fo:background-color="#ffff00" loext:char-shading-value="0"/>
    </style:style>
    <style:style style:name="T4" style:family="text">
      <style:text-properties fo:color="#ff0000" loext:opacity="100%" officeooo:rsid="0014b33e" fo:background-color="#ffff00" loext:char-shading-value="0"/>
    </style:style>
    <style:style style:name="T5" style:family="text">
      <style:text-properties officeooo:rsid="0014b33e" fo:background-color="#ffff00" loext:char-shading-value="0"/>
    </style:style>
    <style:style style:name="T6" style:family="text">
      <style:text-properties officeooo:rsid="0014b33e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¿Para qué sirve el sufijo 'spec' en el título de un archivo de prueba?</text:p>
      <text:p text:style-name="P3">Para que la prueba pueda ser reconocida como tal en Cypress.</text:p>
      <text:p text:style-name="P2">2.¿Cuando tengas un elemento que contiene dos clases, cómo se escribiría la prueba?</text:p>
      <text:p text:style-name="P3">cy.get('.primer-clase.segunda-clase')</text:p>
      <text:p text:style-name="P2">3.¿Qué comando podemos usar para "Guardar un elemento" y poder aplicar otros comandos?</text:p>
      <text:p text:style-name="P3">.then()</text:p>
      <text:p text:style-name="P2">4.Son palabras llave para crear aserciones:</text:p>
      <text:p text:style-name="P3">expect,assert,should</text:p>
      <text:p text:style-name="P2">5.¿Cuál de estos NO son hooks en Cypress?</text:p>
      <text:p text:style-name="P4">it y describe <text:span text:style-name="T6">10/23</text:span></text:p>
      <text:p text:style-name="P2">6.¿Quá debemos de hacer para poder usar el debugger?</text:p>
      <text:p text:style-name="P3">Abrir las devtools sino no podremos verlo en efecto.</text:p>
      <text:p text:style-name="P2">7.¿Cuál es la ventaja de correr una prueba en modo headless?</text:p>
      <text:p text:style-name="P3"><text:soft-page-break/>Es más rápida la ejecución y puede ahorrarnos incluso costos de operacion, si corremos nuestras pruebas en un CI/CD.</text:p>
      <text:p text:style-name="P2">8.¿Cypress solo permite crear videos y capturas de pantalla en el modo headless?</text:p>
      <text:p text:style-name="P4">Falso <text:span text:style-name="T6">13/23</text:span></text:p>
      <text:p text:style-name="P2">9.¿Es posible hacer un debug en el log en el modo headless?</text:p>
      <text:p text:style-name="P3">Verdadero</text:p>
      <text:p text:style-name="P2">10.¿Un id dinámico puede servir como identificador de un elemento?</text:p>
      <text:p text:style-name="P4">Verdadero <text:span text:style-name="T6">14/23</text:span></text:p>
      <text:p text:style-name="P2">11.¿it.only permite correr solo esta prueba?</text:p>
      <text:p text:style-name="P3">Verdadero</text:p>
      <text:p text:style-name="P2">12.¿Cómo limpiar el input de un formulario?</text:p>
      <text:p text:style-name="P3">cy.get('#id').type('{selectAll}{backspace}') o cy.get('#id').clear()</text:p>
      <text:p text:style-name="P2">13.¿Por qué debes utilizar function y no una arrow function cuando quieres utilizar una información obtenida de una prueba anterior?</text:p>
      <text:p text:style-name="P4"><text:soft-page-break/>Porque necesitas que la función tenga un nombre y retorno explícito. <text:span text:style-name="T6">17/23</text:span></text:p>
      <text:p text:style-name="P2">14.En un dropdown puedes hacer aserciones basadas en valor, texto o indice.</text:p>
      <text:p text:style-name="P3">Verdadero</text:p>
      <text:p text:style-name="P2">15.Librería que es muy común encontrar en páginas hechas con React y que analizamos como llenar fechas en la clase.</text:p>
      <text:p text:style-name="P4">Select-react. <text:span text:style-name="T6">18/23</text:span></text:p>
      <text:p text:style-name="P2">16.Cypress permite hacer pruebas del contenido de tablas usando invoke o then.</text:p>
      <text:p text:style-name="P3">Verdadero</text:p>
      <text:p text:style-name="P2">17.¿Qué comando utilizamos para llenar una fecha?</text:p>
      <text:p text:style-name="P4">Utilizamos .setDate() ya que las fechas requieren un trato especial. <text:span text:style-name="T4">20/23</text:span></text:p>
      <text:p text:style-name="P2">18.¿Para qué sirve cy.on?</text:p>
      <text:p text:style-name="P4">Para prender el modo de escucha de cypress <text:span text:style-name="T6">21/23</text:span></text:p>
      <text:p text:style-name="P2"><text:soft-page-break/>19.¿Para qué sirve cy.stub()?</text:p>
      <text:p text:style-name="P3">Para reemplazar una función, registrar su uso y controlar su comportamiento.</text:p>
      <text:p text:style-name="P2">20.Diferente de Cypress, Selenium da soporte para varios navegadores. Eso permite que pruebes tu proyecto en diferentes navegadores y es una ventaja de Selenium sobre Cypress.</text:p>
      <text:p text:style-name="P3">Verdadero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8:19:01.118523283</meta:creation-date>
    <dc:date>2023-02-01T18:28:14.493478003</dc:date>
    <meta:editing-duration>PT9M15S</meta:editing-duration>
    <meta:editing-cycles>1</meta:editing-cycles>
    <meta:document-statistic meta:table-count="0" meta:image-count="0" meta:object-count="0" meta:page-count="4" meta:paragraph-count="40" meta:word-count="330" meta:character-count="2148" meta:non-whitespace-character-count="1858"/>
    <meta:generator>LibreOffice/7.3.7.2$Linux_X86_64 LibreOffice_project/30$Build-2</meta:generator>
  </office:meta>
</office:document-meta>
</file>